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13488FC94329325CE.jpg" manifest:media-type="image/jpeg"/>
  <manifest:file-entry manifest:full-path="Pictures/10000000000000E1000000E152A97BE8B140903B.jpg" manifest:media-type="image/jpeg"/>
  <manifest:file-entry manifest:full-path="Pictures/10000000000000E0000000E1E8206EE3F6DA074E.jpg" manifest:media-type="image/jpeg"/>
  <manifest:file-entry manifest:full-path="Pictures/10000000000000E1000000E17DE145662BAB0CEC.jpg" manifest:media-type="image/jpeg"/>
  <manifest:file-entry manifest:full-path="Pictures/10000000000000CC000000F7A261C49600D4DED7.jpg" manifest:media-type="image/jpeg"/>
  <manifest:file-entry manifest:full-path="Pictures/10000000000000E6000000DBA171846F4103CDAB.jpg" manifest:media-type="image/jpeg"/>
  <manifest:file-entry manifest:full-path="Pictures/10000000000000CA000000F90B3C526DF9DC5CD1.png" manifest:media-type="image/png"/>
  <manifest:file-entry manifest:full-path="Pictures/10000000000000E8000000D901A9C8C2AA396681.png" manifest:media-type="image/png"/>
  <manifest:file-entry manifest:full-path="Pictures/10000000000000F8000000CB48C59A1C76578DB5.png" manifest:media-type="image/png"/>
  <manifest:file-entry manifest:full-path="Pictures/10000000000000FD000000C7F05D84F63E34BD7B.jpg" manifest:media-type="image/jpeg"/>
  <manifest:file-entry manifest:full-path="Pictures/10000000000000E1000000E15BA30E232B8F46D9.jpg" manifest:media-type="image/jpeg"/>
  <manifest:file-entry manifest:full-path="Pictures/10000000000000C8000000FCEBDEF211BB9E1234.jpg" manifest:media-type="image/jpeg"/>
  <manifest:file-entry manifest:full-path="Pictures/10000000000000D9000000E8AC4B661D3242AE69.jpg" manifest:media-type="image/jpeg"/>
  <manifest:file-entry manifest:full-path="Pictures/10000000000000D8000000E9F3A87E7EA856824C.jpg" manifest:media-type="image/jpeg"/>
  <manifest:file-entry manifest:full-path="Pictures/10000000000000E3000000DE5A04670CE869FE59.png" manifest:media-type="image/png"/>
  <manifest:file-entry manifest:full-path="Pictures/10000000000000CE000000F44B5FBD2742462E1F.png" manifest:media-type="image/png"/>
  <manifest:file-entry manifest:full-path="Pictures/10000000000000D2000000F13B4471897B70CAB0.png" manifest:media-type="image/png"/>
  <manifest:file-entry manifest:full-path="Pictures/10000000000000DC000000E53C1076D333D001D1.jpg" manifest:media-type="image/jpeg"/>
  <manifest:file-entry manifest:full-path="Pictures/10000000000000D3000000EFB35F7F5B24AE6284.png" manifest:media-type="image/png"/>
  <manifest:file-entry manifest:full-path="Pictures/10000000000000E9000000D8100595396524A4A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c4a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wMxbgJREjKuCoM:" text:anchor-type="as-char" svg:width="1.9374in" svg:height="1.9374in" draw:z-index="18"><draw:image xlink:href="Pictures/10000000000000E1000000E15BA30E232B8F46D9.jpg" xlink:type="simple" xlink:show="embed" xlink:actuate="onLoad"/><svg:title>Image result for clip art mylittle pony</svg:title></draw:frame><draw:frame draw:style-name="fr1" draw:name="WjMfkCmUo5zOqM:" text:anchor-type="as-char" svg:width="1.8752in" svg:height="1.948in" draw:z-index="19"><draw:image xlink:href="Pictures/10000000000000DC000000E53C1076D333D001D1.jpg" xlink:type="simple" xlink:show="embed" xlink:actuate="onLoad"/><svg:title>Image result for clip art mylittle pony</svg:title></draw:frame><draw:frame draw:style-name="fr1" draw:name="Xz3sqi2MtDorIM:" text:anchor-type="as-char" svg:width="2.052in" svg:height="1.6146in" draw:z-index="20"><draw:image xlink:href="Pictures/10000000000000FD000000C7F05D84F63E34BD7B.jpg" xlink:type="simple" xlink:show="embed" xlink:actuate="onLoad"/><svg:title>Image result for clip art mylittle pony</svg:title></draw:frame><text:line-break/><text:line-break/><text:line-break/></text:p>
      <text:p text:style-name="P1"><draw:frame draw:style-name="fr1" draw:name="0D8W7WqVeTTUcM:" text:anchor-type="as-char" svg:width="2.0835in" svg:height="1.948in" draw:z-index="0"><draw:image xlink:href="Pictures/10000000000000E8000000D901A9C8C2AA396681.png" xlink:type="simple" xlink:show="embed" xlink:actuate="onLoad"/><svg:title>Image result for clip art mylittle pony</svg:title></draw:frame> <text:s/><draw:frame draw:style-name="fr1" draw:name="f1koqZk4EwXczM:" text:anchor-type="as-char" svg:width="1.8228in" svg:height="1.9689in" draw:z-index="1"><draw:image xlink:href="Pictures/10000000000000D8000000E9F3A87E7EA856824C.jpg" xlink:type="simple" xlink:show="embed" xlink:actuate="onLoad"/><svg:title>Image result for clip art mylittle pony</svg:title></draw:frame> <text:s/><draw:frame draw:style-name="fr1" draw:name="kjzWWQ4Z3YOW_M:" text:anchor-type="as-char" svg:width="1.5626in" svg:height="1.9689in" draw:z-index="2"><draw:image xlink:href="Pictures/10000000000000C8000000FCEBDEF211BB9E1234.jpg" xlink:type="simple" xlink:show="embed" xlink:actuate="onLoad"/><svg:title>Image result for clip art mylittle pony</svg:title></draw:frame></text:p>
      <text:p text:style-name="P1"/>
      <text:p text:style-name="P1"/>
      <text:p text:style-name="P1"><draw:frame draw:style-name="fr1" draw:name="euMFybOPW0qW7M:" text:anchor-type="as-char" svg:width="1.6457in" svg:height="1.8646in" draw:z-index="15"><draw:image xlink:href="Pictures/10000000000000D3000000EFB35F7F5B24AE6284.png" xlink:type="simple" xlink:show="embed" xlink:actuate="onLoad"/><svg:title>Image result for clip art cartoon</svg:title></draw:frame> <text:s/><draw:frame draw:style-name="fr1" draw:name="-I7iz2V500utcM:" text:anchor-type="as-char" svg:width="1.6665in" svg:height="1.9165in" draw:z-index="16"><draw:image xlink:href="Pictures/10000000000000D2000000F13B4471897B70CAB0.png" xlink:type="simple" xlink:show="embed" xlink:actuate="onLoad"/><svg:title>Image result for clip art cartoon</svg:title></draw:frame> <text:s/><draw:frame draw:style-name="fr1" draw:name="fbE9vioktOvfwM:" text:anchor-type="as-char" svg:width="1.9583in" svg:height="1.9165in" draw:z-index="17"><draw:image xlink:href="Pictures/10000000000000E3000000DE5A04670CE869FE59.png" xlink:type="simple" xlink:show="embed" xlink:actuate="onLoad"/><svg:title>Image result for clip art cartoon</svg:titl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soft-page-break/><text:line-break/><text:line-break/><text:line-break/><text:line-break/><text:line-break/><draw:frame draw:style-name="fr1" draw:name="BeHFSHI33SFuvM:" text:anchor-type="as-char" svg:width="1.802in" svg:height="1.948in" draw:z-index="3"><draw:image xlink:href="https://encrypted-tbn0.gstatic.com/images?q=tbn:ANd9GcQuCl-3IUdY7M3ggiCcSSKmyF2RiccDVsz4eLl2F4FP8SQpecY8" xlink:type="simple" xlink:show="embed" xlink:actuate="onLoad"/><svg:title>Image result for clip art cartoon</svg:title></draw:frame> <text:s/><draw:frame draw:style-name="fr1" draw:name="jVcwJ4fFAPg7TM:" text:anchor-type="as-char" svg:width="2.1354in" svg:height="1.9791in" draw:z-index="4"><draw:image xlink:href="Pictures/10000000000000E9000000D8100595396524A4A8.jpg" xlink:type="simple" xlink:show="embed" xlink:actuate="onLoad"/><svg:title>Image result for clip art cartoon</svg:title></draw:frame> <text:s/><draw:frame draw:style-name="fr1" draw:name="ckqprVZmAhiOmM:" text:anchor-type="as-char" svg:width="1.3957in" svg:height="1.7189in" draw:z-index="5"><draw:image xlink:href="Pictures/10000000000000CA000000F90B3C526DF9DC5CD1.png" xlink:type="simple" xlink:show="embed" xlink:actuate="onLoad"/><svg:title>Image result for clip art cartoon</svg:titl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Lra6fSY10VwjM:" text:anchor-type="as-char" svg:width="2.1146in" svg:height="1.7291in" draw:z-index="12"><draw:image xlink:href="Pictures/10000000000000F8000000CB48C59A1C76578DB5.png" xlink:type="simple" xlink:show="embed" xlink:actuate="onLoad"/><svg:title>Image result for clip art cartoon</svg:title></draw:frame> <text:s/><draw:frame draw:style-name="fr1" draw:name="R0fchHxw5b8DDM:" text:anchor-type="as-char" svg:width="1.4165in" svg:height="1.7189in" draw:z-index="13"><draw:image xlink:href="Pictures/10000000000000CC000000F7A261C49600D4DED7.jpg" xlink:type="simple" xlink:show="embed" xlink:actuate="onLoad"/><svg:title>Image result for clip art cartoon</svg:title></draw:frame> <text:s/><draw:frame draw:style-name="fr1" draw:name="tNOywfAH060kuM:" text:anchor-type="as-char" svg:width="1.5626in" svg:height="1.6665in" draw:z-index="14"><draw:image xlink:href="Pictures/10000000000000D9000000E8AC4B661D3242AE69.jpg" xlink:type="simple" xlink:show="embed" xlink:actuate="onLoad"/><svg:title>Image result for clip art cartoon</svg:title></draw:frame></text:p>
      <text:p text:style-name="P1"/>
      <text:p text:style-name="P1"/>
      <text:p text:style-name="P1"><draw:frame draw:style-name="fr1" draw:name="3exzotgMGgxtTM:" text:anchor-type="as-char" svg:width="2.0209in" svg:height="1.9272in" draw:z-index="9"><draw:image xlink:href="Pictures/10000000000000E6000000DBA171846F4103CDAB.jpg" xlink:type="simple" xlink:show="embed" xlink:actuate="onLoad"/><svg:title>Image result for clip art cartoon</svg:title></draw:frame> <text:s/><draw:frame draw:style-name="fr1" draw:name="Sl7YihBIuUc62M:" text:anchor-type="as-char" svg:width="2.1874in" svg:height="2.1874in" draw:z-index="10"><draw:image xlink:href="Pictures/10000000000000E1000000E17DE145662BAB0CEC.jpg" xlink:type="simple" xlink:show="embed" xlink:actuate="onLoad"/><svg:title>Image result for clip art cartoon</svg:title></draw:frame> <text:s/><draw:frame draw:style-name="fr1" draw:name="GxUUQtxn1UcHdM:" text:anchor-type="as-char" svg:width="1.6665in" svg:height="1.9791in" draw:z-index="11"><draw:image xlink:href="Pictures/10000000000000CE000000F44B5FBD2742462E1F.png" xlink:type="simple" xlink:show="embed" xlink:actuate="onLoad"/><svg:title>Image result for clip art cartoon</svg:title></draw:frame></text:p>
      <text:p text:style-name="P1"/>
      <text:p text:style-name="P1"/>
      <text:p text:style-name="P1"/>
      <text:p text:style-name="P1"><draw:frame draw:style-name="fr1" draw:name="GAf0U9ofJDETeM:" text:anchor-type="as-char" svg:width="1.8126in" svg:height="1.8228in" draw:z-index="6"><draw:image xlink:href="Pictures/10000000000000E0000000E13488FC94329325CE.jpg" xlink:type="simple" xlink:show="embed" xlink:actuate="onLoad"/><svg:title>Image result for clip art cartoon</svg:title></draw:frame> <text:s text:c="2"/><draw:frame draw:style-name="fr1" draw:name="A3Ahy-w84PcvcM:" text:anchor-type="as-char" svg:width="1.8543in" svg:height="1.8646in" draw:z-index="7"><draw:image xlink:href="Pictures/10000000000000E0000000E1E8206EE3F6DA074E.jpg" xlink:type="simple" xlink:show="embed" xlink:actuate="onLoad"/><svg:title>Image result for clip art cartoon</svg:title></draw:frame> <text:s text:c="2"/><draw:frame draw:style-name="fr1" draw:name="eB1Z96uEfK_3wM:" text:anchor-type="as-char" svg:width="1.8126in" svg:height="1.8126in" draw:z-index="8"><draw:image xlink:href="Pictures/10000000000000E1000000E152A97BE8B140903B.jpg" xlink:type="simple" xlink:show="embed" xlink:actuate="onLoad"/><svg:title>Image result for clip art cartoon</svg:title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fted By Dragons </meta:initial-creator>
    <meta:creation-date>2018-02-14T15:28:52.727160778</meta:creation-date>
    <dc:date>2018-02-14T16:23:12.455040037</dc:date>
    <dc:creator>Crafted By Dragons </dc:creator>
    <meta:editing-duration>PT24M6S</meta:editing-duration>
    <meta:editing-cycles>4</meta:editing-cycles>
    <meta:generator>LibreOffice/5.1.6.2$Linux_X86_64 LibreOffice_project/10m0$Build-2</meta:generator>
    <meta:printed-by>Crafted By Dragons </meta:printed-by>
    <meta:print-date>2018-02-14T16:17:11.793845279</meta:print-date>
    <meta:document-statistic meta:table-count="0" meta:image-count="21" meta:object-count="0" meta:page-count="3" meta:paragraph-count="7" meta:word-count="0" meta:character-count="36" meta:non-whitespace-character-count="0"/>
  </office:meta>
</office:document-meta>
</file>